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375in" fo:margin-left="0.0042in" table:align="left" style:shadow="none" style:writing-mode="page"/>
    </style:style>
    <style:style style:name="Table1.A" style:family="table-column">
      <style:table-column-properties style:column-width="3.125in"/>
    </style:style>
    <style:style style:name="Table1.B" style:family="table-column">
      <style:table-column-properties style:column-width="0.8125in"/>
    </style:style>
    <style:style style:name="Table1.1" style:family="table-row">
      <style:table-row-properties style:row-height="0.3in"/>
    </style:style>
    <style:style style:name="Table1.A1" style:family="table-cell">
      <style:table-cell-properties fo:padding="0.0382in" fo:border="none"/>
    </style:style>
    <style:style style:name="P1" style:family="paragraph" style:parent-style-name="Standard">
      <style:paragraph-properties fo:line-height="150%" style:writing-mode="page"/>
      <style:text-properties style:font-name="Cambria" officeooo:rsid="00007e25" officeooo:paragraph-rsid="00007e25"/>
    </style:style>
    <style:style style:name="P2" style:family="paragraph" style:parent-style-name="Standard">
      <style:paragraph-properties fo:line-height="150%" style:writing-mode="page"/>
      <style:text-properties style:font-name="Cambria" officeooo:rsid="000108e9" officeooo:paragraph-rsid="000108e9"/>
    </style:style>
    <style:style style:name="P3" style:family="paragraph" style:parent-style-name="Standard">
      <style:paragraph-properties fo:line-height="150%" fo:text-align="start" style:justify-single-word="false" style:writing-mode="page"/>
      <style:text-properties style:font-name="Cambria" officeooo:rsid="000108e9" officeooo:paragraph-rsid="000108e9"/>
    </style:style>
    <style:style style:name="P4" style:family="paragraph" style:parent-style-name="Standard">
      <style:paragraph-properties fo:line-height="150%" fo:text-align="center" style:justify-single-word="false" style:writing-mode="page"/>
      <style:text-properties style:font-name="Cambria" fo:font-style="italic" officeooo:rsid="000108e9" officeooo:paragraph-rsid="000108e9" style:font-style-asian="italic" style:font-style-complex="italic"/>
    </style:style>
    <style:style style:name="P5" style:family="paragraph" style:parent-style-name="Standard">
      <style:paragraph-properties fo:line-height="150%" fo:text-align="start" style:justify-single-word="false" style:writing-mode="page"/>
      <style:text-properties style:font-name="Cambria" fo:font-style="italic" officeooo:rsid="0004dae9" officeooo:paragraph-rsid="0004dae9" style:font-style-asian="italic" style:font-style-complex="italic"/>
    </style:style>
    <style:style style:name="P6" style:family="paragraph" style:parent-style-name="Standard">
      <style:paragraph-properties fo:line-height="150%" fo:text-align="start" style:justify-single-word="false" style:writing-mode="page"/>
      <style:text-properties style:font-name="Cambria" fo:font-style="italic" officeooo:rsid="0022fd1c" officeooo:paragraph-rsid="0022fd1c" style:font-style-asian="italic" style:font-style-complex="italic"/>
    </style:style>
    <style:style style:name="P7" style:family="paragraph" style:parent-style-name="Standard">
      <style:paragraph-properties fo:line-height="150%" fo:text-align="start" style:justify-single-word="false" style:writing-mode="page"/>
      <style:text-properties style:font-name="Cambria" officeooo:rsid="0004dae9" officeooo:paragraph-rsid="0004dae9"/>
    </style:style>
    <style:style style:name="P8" style:family="paragraph" style:parent-style-name="Standard" style:list-style-name="L1">
      <style:paragraph-properties fo:line-height="150%" fo:text-align="start" style:justify-single-word="false" style:writing-mode="page"/>
      <style:text-properties style:font-name="Cambria" officeooo:rsid="0004dae9" officeooo:paragraph-rsid="0004dae9"/>
    </style:style>
    <style:style style:name="P9" style:family="paragraph" style:parent-style-name="Standard" style:list-style-name="L1">
      <style:paragraph-properties fo:line-height="150%" fo:text-align="start" style:justify-single-word="false" style:writing-mode="page"/>
      <style:text-properties style:font-name="Cambria" officeooo:rsid="0004dae9" officeooo:paragraph-rsid="001ac23b"/>
    </style:style>
    <style:style style:name="P10" style:family="paragraph" style:parent-style-name="Standard">
      <style:paragraph-properties fo:line-height="150%" fo:text-align="start" style:justify-single-word="false" style:writing-mode="page"/>
      <style:text-properties style:font-name="Cambria" officeooo:rsid="0004dae9" officeooo:paragraph-rsid="000650d8"/>
    </style:style>
    <style:style style:name="P11" style:family="paragraph" style:parent-style-name="Standard" style:list-style-name="L1">
      <style:paragraph-properties fo:line-height="150%" fo:text-align="start" style:justify-single-word="false" style:writing-mode="page"/>
      <style:text-properties style:font-name="Cambria" officeooo:rsid="000fd760" officeooo:paragraph-rsid="000fd760"/>
    </style:style>
    <style:style style:name="P12" style:family="paragraph" style:parent-style-name="Standard">
      <style:paragraph-properties fo:line-height="150%" fo:text-align="start" style:justify-single-word="false" style:writing-mode="page"/>
      <style:text-properties style:font-name="Cambria" officeooo:rsid="000650d8" officeooo:paragraph-rsid="000650d8"/>
    </style:style>
    <style:style style:name="P13" style:family="paragraph" style:parent-style-name="Standard" style:list-style-name="L2">
      <style:paragraph-properties fo:line-height="150%" fo:text-align="start" style:justify-single-word="false" style:writing-mode="page"/>
      <style:text-properties style:font-name="Cambria" officeooo:rsid="000650d8" officeooo:paragraph-rsid="000650d8"/>
    </style:style>
    <style:style style:name="P14" style:family="paragraph" style:parent-style-name="Standard">
      <style:paragraph-properties fo:line-height="150%" fo:text-align="start" style:justify-single-word="false" fo:break-before="page" style:writing-mode="page"/>
      <style:text-properties style:font-name="Cambria" officeooo:rsid="000650d8" officeooo:paragraph-rsid="000650d8"/>
    </style:style>
    <style:style style:name="P15" style:family="paragraph" style:parent-style-name="Standard">
      <style:paragraph-properties fo:margin-top="0.0398in" fo:margin-bottom="0.0398in" loext:contextual-spacing="false" fo:line-height="150%" fo:text-align="start" style:justify-single-word="false" fo:break-before="page" style:writing-mode="page"/>
      <style:text-properties style:font-name="Cambria" fo:font-style="italic" officeooo:rsid="0011cf02" officeooo:paragraph-rsid="0011cf02" style:font-style-asian="italic" style:font-style-complex="italic"/>
    </style:style>
    <style:style style:name="P16" style:family="paragraph" style:parent-style-name="Standard">
      <style:paragraph-properties fo:margin-top="0.0398in" fo:margin-bottom="0.0398in" loext:contextual-spacing="false" fo:line-height="150%" fo:text-align="start" style:justify-single-word="false" fo:break-before="page" style:writing-mode="page"/>
      <style:text-properties style:font-name="Cambria" fo:font-style="italic" officeooo:rsid="001d1509" officeooo:paragraph-rsid="001d1509" style:font-style-asian="italic" style:font-style-complex="italic"/>
    </style:style>
    <style:style style:name="P17" style:family="paragraph" style:parent-style-name="Standard">
      <style:paragraph-properties fo:margin-top="0.0398in" fo:margin-bottom="0.0398in" loext:contextual-spacing="false" fo:line-height="150%" fo:text-align="start" style:justify-single-word="false" style:writing-mode="page"/>
      <style:text-properties style:font-name="Cambria" officeooo:rsid="000e64d1" officeooo:paragraph-rsid="0011cf02"/>
    </style:style>
    <style:style style:name="P18" style:family="paragraph" style:parent-style-name="Standard">
      <style:paragraph-properties fo:margin-top="0.0398in" fo:margin-bottom="0.0398in" loext:contextual-spacing="false" fo:line-height="150%" fo:text-align="start" style:justify-single-word="false" style:writing-mode="page"/>
      <style:text-properties style:font-name="Cambria" officeooo:rsid="000e64d1" officeooo:paragraph-rsid="00196346"/>
    </style:style>
    <style:style style:name="P19" style:family="paragraph" style:parent-style-name="Standard">
      <style:paragraph-properties fo:margin-top="0.0398in" fo:margin-bottom="0.0398in" loext:contextual-spacing="false" fo:line-height="150%" fo:text-align="start" style:justify-single-word="false" style:writing-mode="page"/>
      <style:text-properties style:font-name="Cambria" fo:font-style="italic" officeooo:rsid="001ca312" officeooo:paragraph-rsid="001ca312" style:font-style-asian="italic" style:font-style-complex="italic"/>
    </style:style>
    <style:style style:name="P20" style:family="paragraph" style:parent-style-name="Standard">
      <style:paragraph-properties fo:margin-top="0.0398in" fo:margin-bottom="0.0398in" loext:contextual-spacing="false" fo:line-height="150%" fo:text-align="center" style:justify-single-word="false" style:writing-mode="page"/>
      <style:text-properties style:font-name="Cambria" fo:font-style="italic" officeooo:rsid="001d1509" officeooo:paragraph-rsid="001d1509" style:font-style-asian="italic" style:font-style-complex="italic"/>
    </style:style>
    <style:style style:name="P21" style:family="paragraph" style:parent-style-name="Standard">
      <style:paragraph-properties fo:margin-top="0.0398in" fo:margin-bottom="0.0398in" loext:contextual-spacing="false" fo:line-height="150%" fo:text-align="start" style:justify-single-word="false" style:writing-mode="page"/>
      <style:text-properties style:font-name="Cambria" fo:font-style="italic" officeooo:rsid="001d1509" officeooo:paragraph-rsid="001e0244" style:font-style-asian="italic" style:font-style-complex="italic"/>
    </style:style>
    <style:style style:name="P22" style:family="paragraph" style:parent-style-name="Standard">
      <style:paragraph-properties fo:margin-top="0.0398in" fo:margin-bottom="0.0398in" loext:contextual-spacing="false" fo:line-height="150%" fo:text-align="start" style:justify-single-word="false" style:writing-mode="page"/>
      <style:text-properties style:font-name="Cambria" fo:font-style="italic" officeooo:rsid="001e0244" officeooo:paragraph-rsid="001e0244" style:font-style-asian="italic" style:font-style-complex="italic"/>
    </style:style>
    <style:style style:name="P23" style:family="paragraph" style:parent-style-name="Standard">
      <style:paragraph-properties fo:margin-top="0.0398in" fo:margin-bottom="0.0398in" loext:contextual-spacing="false" fo:line-height="150%" fo:text-align="start" style:justify-single-word="false" style:writing-mode="page"/>
      <style:text-properties style:font-name="Cambria" officeooo:rsid="001ca312" officeooo:paragraph-rsid="001ca312"/>
    </style:style>
    <style:style style:name="P24" style:family="paragraph" style:parent-style-name="Standard">
      <style:paragraph-properties fo:margin-top="0.0398in" fo:margin-bottom="0.0398in" loext:contextual-spacing="false" fo:line-height="150%" fo:text-align="start" style:justify-single-word="false" style:writing-mode="page"/>
      <style:text-properties style:font-name="Cambria" officeooo:paragraph-rsid="001d1509"/>
    </style:style>
    <style:style style:name="P25" style:family="paragraph" style:parent-style-name="Standard">
      <style:paragraph-properties fo:margin-top="0.0398in" fo:margin-bottom="0.0398in" loext:contextual-spacing="false" fo:line-height="150%" fo:text-align="start" style:justify-single-word="false" style:writing-mode="page"/>
      <style:text-properties style:font-name="Cambria" officeooo:rsid="001d1509" officeooo:paragraph-rsid="001d1509"/>
    </style:style>
    <style:style style:name="P26" style:family="paragraph" style:parent-style-name="Standard">
      <style:paragraph-properties fo:margin-top="0.0398in" fo:margin-bottom="0.0398in" loext:contextual-spacing="false" fo:line-height="150%" fo:text-align="start" style:justify-single-word="false" style:writing-mode="page"/>
      <style:text-properties style:font-name="Cambria" officeooo:rsid="001d1509" officeooo:paragraph-rsid="001e0244"/>
    </style:style>
    <style:style style:name="P27" style:family="paragraph" style:parent-style-name="Table_20_Contents">
      <style:paragraph-properties fo:text-align="center" style:justify-single-word="false"/>
      <style:text-properties officeooo:rsid="001e0244" officeooo:paragraph-rsid="001e0244"/>
    </style:style>
    <style:style style:name="P28" style:family="paragraph" style:parent-style-name="Table_20_Contents">
      <style:paragraph-properties fo:text-align="center" style:justify-single-word="false"/>
      <style:text-properties officeooo:rsid="001ecf39" officeooo:paragraph-rsid="001ecf39"/>
    </style:style>
    <style:style style:name="P29" style:family="paragraph" style:parent-style-name="Table_20_Contents">
      <style:paragraph-properties fo:text-align="center" style:justify-single-word="false"/>
      <style:text-properties officeooo:rsid="001eda8b" officeooo:paragraph-rsid="001eda8b"/>
    </style:style>
    <style:style style:name="P30" style:family="paragraph" style:parent-style-name="Table_20_Contents">
      <style:paragraph-properties fo:line-height="150%" fo:text-align="start" style:justify-single-word="false"/>
      <style:text-properties style:font-name="Cambria" officeooo:rsid="001e0244" officeooo:paragraph-rsid="001e0244"/>
    </style:style>
    <style:style style:name="P31" style:family="paragraph" style:parent-style-name="Table_20_Contents">
      <style:paragraph-properties fo:line-height="150%" fo:text-align="end" style:justify-single-word="false"/>
      <style:text-properties style:font-name="Cambria" officeooo:rsid="001e0244" officeooo:paragraph-rsid="001e0244"/>
    </style:style>
    <style:style style:name="P32" style:family="paragraph" style:parent-style-name="Table_20_Contents">
      <style:paragraph-properties fo:line-height="150%" fo:text-align="start" style:justify-single-word="false"/>
      <style:text-properties style:font-name="Cambria" officeooo:rsid="001ecf39" officeooo:paragraph-rsid="001ecf39"/>
    </style:style>
    <style:style style:name="P33" style:family="paragraph" style:parent-style-name="Table_20_Contents">
      <style:paragraph-properties fo:line-height="150%" fo:text-align="end" style:justify-single-word="false"/>
      <style:text-properties style:font-name="Cambria" officeooo:rsid="001ecf39" officeooo:paragraph-rsid="001ecf39"/>
    </style:style>
    <style:style style:name="P34" style:family="paragraph" style:parent-style-name="Table_20_Contents">
      <style:paragraph-properties fo:line-height="150%" fo:text-align="start" style:justify-single-word="false"/>
      <style:text-properties style:font-name="Cambria" officeooo:rsid="001eda8b" officeooo:paragraph-rsid="001eda8b"/>
    </style:style>
    <style:style style:name="P35" style:family="paragraph" style:parent-style-name="Table_20_Contents">
      <style:paragraph-properties fo:line-height="150%" fo:text-align="end" style:justify-single-word="false"/>
      <style:text-properties style:font-name="Cambria" officeooo:rsid="001eda8b" officeooo:paragraph-rsid="001eda8b"/>
    </style:style>
    <style:style style:name="P36" style:family="paragraph">
      <style:text-properties style:font-name="Cambria"/>
    </style:style>
    <style:style style:name="P37" style:family="paragraph">
      <loext:graphic-properties draw:fill="none" draw:fill-color="#ffffff"/>
      <style:text-properties style:font-name="Cambria"/>
    </style:style>
    <style:style style:name="P38" style:family="paragraph">
      <style:text-properties fo:font-size="12pt"/>
    </style:style>
    <style:style style:name="P39" style:family="paragraph">
      <style:paragraph-properties fo:text-align="center"/>
    </style:style>
    <style:style style:name="T1" style:family="text">
      <style:text-properties officeooo:rsid="00014dd8"/>
    </style:style>
    <style:style style:name="T2" style:family="text">
      <style:text-properties officeooo:rsid="0004dae9"/>
    </style:style>
    <style:style style:name="T3" style:family="text">
      <style:text-properties officeooo:rsid="000650d8"/>
    </style:style>
    <style:style style:name="T4" style:family="text">
      <style:text-properties officeooo:rsid="000d84ba"/>
    </style:style>
    <style:style style:name="T5" style:family="text">
      <style:text-properties style:font-name="Georgia" fo:font-style="normal" style:font-style-asian="normal" style:font-style-complex="normal"/>
    </style:style>
    <style:style style:name="T6" style:family="text">
      <style:text-properties style:font-name="Georgia" fo:font-style="normal" officeooo:rsid="001d1509" style:font-style-asian="normal" style:font-style-complex="normal"/>
    </style:style>
    <style:style style:name="T7" style:family="text">
      <style:text-properties style:font-name="Georgia" fo:font-style="normal" officeooo:rsid="001e0244" style:font-style-asian="normal" style:font-style-complex="normal"/>
    </style:style>
    <style:style style:name="T8" style:family="text">
      <style:text-properties style:font-name="Georgia" officeooo:rsid="001e0244"/>
    </style:style>
    <style:style style:name="T9" style:family="text">
      <style:text-properties style:font-name="Georgia" fo:font-style="italic" officeooo:rsid="001e0244" style:font-style-asian="italic" style:font-style-complex="italic"/>
    </style:style>
    <style:style style:name="T10" style:family="text">
      <style:text-properties officeooo:rsid="000f2b53"/>
    </style:style>
    <style:style style:name="T11" style:family="text">
      <style:text-properties officeooo:rsid="000fd760"/>
    </style:style>
    <style:style style:name="T12" style:family="text">
      <style:text-properties officeooo:rsid="0011cf02"/>
    </style:style>
    <style:style style:name="T13" style:family="text">
      <style:text-properties fo:font-style="normal" style:font-style-asian="normal" style:font-style-complex="normal"/>
    </style:style>
    <style:style style:name="T14" style:family="text">
      <style:text-properties fo:font-style="normal" officeooo:rsid="001d1509" style:font-style-asian="normal" style:font-style-complex="normal"/>
    </style:style>
    <style:style style:name="T15" style:family="text">
      <style:text-properties fo:font-style="normal" officeooo:rsid="001e0244" style:font-style-asian="normal" style:font-style-complex="normal"/>
    </style:style>
    <style:style style:name="T16" style:family="text">
      <style:text-properties officeooo:rsid="0013ef8f"/>
    </style:style>
    <style:style style:name="T17" style:family="text">
      <style:text-properties officeooo:rsid="00196346"/>
    </style:style>
    <style:style style:name="T18" style:family="text">
      <style:text-properties officeooo:rsid="001ac23b"/>
    </style:style>
    <style:style style:name="T19" style:family="text">
      <style:text-properties officeooo:rsid="001d1509"/>
    </style:style>
    <style:style style:name="T20" style:family="text">
      <style:text-properties officeooo:rsid="001e0244"/>
    </style:style>
    <style:style style:name="T21" style:family="text">
      <style:text-properties officeooo:rsid="001eda8b"/>
    </style:style>
    <style:style style:name="T22" style:family="text">
      <style:text-properties officeooo:rsid="001f7aa4"/>
    </style:style>
    <style:style style:name="T23" style:family="text">
      <style:text-properties officeooo:rsid="0024967c"/>
    </style:style>
    <style:style style:name="T24" style:family="text">
      <style:text-properties officeooo:rsid="0024acf3"/>
    </style:style>
    <style:style style:name="T25" style:family="text">
      <style:text-properties style:font-name="Cambri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5201in" fo:min-width="0.2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256in" fo:min-width="0.4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693in" fo:min-width="0.4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39in" fo:min-width="0.9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709in" fo:min-width="0.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126in" fo:min-width="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138in" fo:min-width="0.35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Morris</text:p>
      <text:p text:style-name="P2">INST 120</text:p>
      <text:p text:style-name="P2">2<text:span text:style-name="T23">8</text:span>JAN2018</text:p>
      <text:p text:style-name="P2"/>
      <text:p text:style-name="P4"><text:span text:style-name="T2">Regulated </text:span>DC Power Supply</text:p>
      <text:p text:style-name="P3"/>
      <text:p text:style-name="P6">Introduction:</text:p>
      <text:p text:style-name="P3"><text:tab/>Our <text:span text:style-name="T1">p</text:span>roject this quarter <text:span text:style-name="T1">was to modify a previously built AC-DC power supply to provide a regulated output voltage. This report details and diagrams the finished circuit, and its operation.</text:span></text:p>
      <text:p text:style-name="P3"/>
      <text:p text:style-name="P3"/>
      <text:p text:style-name="P5">Contents:</text:p>
      <text:list xml:id="list76460340" text:style-name="L1">
        <text:list-item>
          <text:p text:style-name="P8">Introduction, Table of C<text:span text:style-name="T4">o</text:span>ntents, and Objectives<text:tab/><text:tab/><text:tab/><text:tab/><text:tab/>Pg. 1</text:p>
        </text:list-item>
        <text:list-item>
          <text:p text:style-name="P8">Block Diagram<text:tab/><text:tab/><text:tab/><text:tab/><text:tab/><text:tab/><text:tab/><text:tab/><text:tab/>Pg. 2</text:p>
        </text:list-item>
        <text:list-item>
          <text:p text:style-name="P8">Circuit Description<text:tab/><text:tab/><text:tab/><text:tab/><text:tab/><text:tab/><text:tab/><text:tab/><text:tab/>Pg. 3<text:span text:style-name="T24"> – 4</text:span></text:p>
        </text:list-item>
        <text:list-item>
          <text:p text:style-name="P8">Conclusion<text:tab/><text:tab/><text:tab/><text:tab/><text:tab/><text:tab/><text:tab/><text:tab/><text:tab/><text:tab/>Pg. <text:span text:style-name="T24">4</text:span></text:p>
        </text:list-item>
        <text:list-item>
          <text:p text:style-name="P9">Schematic<text:tab/><text:tab/><text:tab/><text:tab/><text:tab/><text:tab/><text:tab/><text:tab/><text:tab/><text:tab/>Pg. <text:span text:style-name="T24">5</text:span></text:p>
        </text:list-item>
        <text:list-item>
          <text:p text:style-name="P8">Event Log<text:tab/><text:tab/><text:tab/><text:tab/><text:tab/><text:tab/><text:tab/><text:tab/><text:tab/><text:tab/>Pg. <text:span text:style-name="T24">6</text:span></text:p>
        </text:list-item>
        <text:list-item>
          <text:p text:style-name="P8">Parts/Cost List<text:tab/><text:tab/><text:tab/><text:tab/><text:tab/><text:tab/><text:tab/><text:tab/><text:tab/>Pg. <text:span text:style-name="T24">6</text:span></text:p>
        </text:list-item>
        <text:list-item>
          <text:p text:style-name="P11">Data Sheets<text:tab/><text:tab/><text:tab/><text:tab/><text:tab/><text:tab/><text:tab/><text:tab/><text:tab/><text:tab/>Pg. <text:span text:style-name="T24">7 – 11</text:span></text:p>
        </text:list-item>
      </text:list>
      <text:p text:style-name="P7"/>
      <text:p text:style-name="P7"/>
      <text:p text:style-name="P5">Objective<text:span text:style-name="T3">s</text:span>:</text:p>
      <text:p text:style-name="P10"><text:tab/><text:span text:style-name="T3">Design and implement a modification to the unregulated AC-DC power supply constructed last quarter. </text:span></text:p>
      <text:p text:style-name="P12">This modification should:</text:p>
      <text:list xml:id="list2370434728" text:style-name="L2">
        <text:list-item>
          <text:p text:style-name="P13"><text:span text:style-name="T12">R</text:span>egulate the DC voltage to a stable output voltage</text:p>
        </text:list-item>
        <text:list-item>
          <text:p text:style-name="P13">Be unlikely to burn down my house, or electrocute my cat</text:p>
        </text:list-item>
        <text:list-item>
          <text:p text:style-name="P13">Earn a high grade on this project</text:p>
        </text:list-item>
      </text:list>
      <text:p text:style-name="P12"/>
      <text:p text:style-name="P14"><draw:custom-shape text:anchor-type="paragraph" draw:z-index="1" draw:name="Shape2" draw:style-name="gr2" svg:width="0.7606in" svg:height="0.7606in" svg:x="0.061in" svg:y="1.514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2" draw:name="Shape3" draw:style-name="gr3" svg:width="0.9378in" svg:height="0.9378in" svg:x="-0.0535in" svg:y="3.0874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3" draw:name="Shape4" draw:style-name="gr4" draw:text-style-name="P37" svg:width="4.4378in" svg:height="0.313in" svg:x="1.5717in" svg:y="0.4102in"><draw:text-box><text:p text:style-name="P36"><text:span text:style-name="T25">AC In – AC power from the wall enters the Power Supply</text:span></text:p></draw:text-box></draw:frame><draw:custom-shape text:anchor-type="paragraph" draw:z-index="4" draw:name="Shape5" draw:style-name="gr5" draw:text-style-name="P38" svg:width="0.9598in" svg:height="0.4394in" svg:x="-0.0638in" svg:y="4.7752in"><text:p/><draw:enhanced-geometry svg:viewBox="0 0 21600 21600" draw:type="rectangle" draw:enhanced-path="M 0 0 L 21600 0 21600 21600 0 21600 0 0 Z N"/></draw:custom-shape><draw:custom-shape text:anchor-type="paragraph" draw:z-index="5" draw:name="Shape6" draw:style-name="gr6" draw:text-style-name="P39" svg:width="0.8543in" svg:height="0.8543in" svg:x="-0.0118in" svg:y="5.97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8" draw:style-name="gr7" draw:text-style-name="P38" svg:width="0.6996in" svg:height="0.6996in" svg:x="0.0508in" svg:y="8.49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name="Shape9" draw:style-name="gr8" draw:text-style-name="P37" svg:width="5.2606in" svg:height="0.3803in" svg:x="1.5945in" svg:y="1.728in"><draw:text-box><text:p text:style-name="P36"><text:span text:style-name="T25">Step-down Transformer – Reduces voltage from ~120 VAC to ~18 VAC</text:span></text:p></draw:text-box></draw:frame><draw:custom-shape text:anchor-type="paragraph" draw:z-index="0" draw:name="Shape1" draw:style-name="gr1" svg:width="0.5941in" svg:height="0.5941in" svg:x="0.1756in" svg:y="0.1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name="Shape9" draw:style-name="gr8" draw:text-style-name="P37" svg:width="5.665in" svg:height="0.3913in" svg:x="1.6465in" svg:y="3.3898in"><draw:text-box><text:p text:style-name="P36"><text:span text:style-name="T25">Bridge Rectifier – Conducts (+) alternations to one output, (-) to the other,</text:span></text:p><text:p text:style-name="P36"><text:span text:style-name="T25"><text:tab/></text:span><text:span text:style-name="T25"><text:tab/></text:span><text:span text:style-name="T25"><text:tab/></text:span><text:span text:style-name="T25"> <text:s text:c="8"/></text:span><text:span text:style-name="T25">Outputs rippled DC</text:span></text:p></draw:text-box></draw:frame><draw:frame text:anchor-type="paragraph" draw:z-index="9" draw:name="Shape9" draw:style-name="gr8" draw:text-style-name="P37" svg:width="5.2606in" svg:height="0.3913in" svg:x="1.5945in" svg:y="4.8272in"><draw:text-box><text:p text:style-name="P36"><text:span text:style-name="T25">Filter Capacitor – Stores Charge at peak voltage and releases it as the </text:span><text:span text:style-name="T25"><text:tab/></text:span><text:span text:style-name="T25"><text:tab/></text:span><text:span text:style-name="T25"><text:tab/></text:span><text:span text:style-name="T25"> <text:s text:c="8"/>Bridge Rectifier output varies</text:span></text:p></draw:text-box></draw:frame><draw:frame text:anchor-type="paragraph" draw:z-index="10" draw:name="Shape9" draw:style-name="gr8" draw:text-style-name="P37" svg:width="5.2606in" svg:height="0.3913in" svg:x="1.4902in" svg:y="7.4055in"><draw:text-box><text:p text:style-name="P36"><text:span text:style-name="T25">Voltage Adjustment – Lifts the Ground leg of the voltage regulator, can </text:span><text:span text:style-name="T25"><text:tab/></text:span><text:span text:style-name="T25"><text:tab/></text:span><text:span text:style-name="T25"><text:tab/></text:span><text:span text:style-name="T25"><text:tab/></text:span><text:span text:style-name="T25"> <text:s text:c="3"/>be adjusted to vary output voltage</text:span></text:p></draw:text-box></draw:frame><draw:frame text:anchor-type="paragraph" draw:z-index="11" draw:name="Shape9" draw:style-name="gr8" draw:text-style-name="P37" svg:width="5.2606in" svg:height="0.3913in" svg:x="1.5319in" svg:y="6.2646in"><draw:text-box><text:p text:style-name="P36"><text:span text:style-name="T25">Voltage Regulator – Maintains a steady voltage across its V(out) and </text:span><text:span text:style-name="T25"><text:tab/></text:span><text:span text:style-name="T25"><text:tab/></text:span><text:span text:style-name="T25"><text:tab/></text:span><text:span text:style-name="T25"><text:tab/></text:span><text:span text:style-name="T25">Ground legs, even as the load varies</text:span></text:p></draw:text-box></draw:frame><draw:frame text:anchor-type="paragraph" draw:z-index="12" draw:name="Shape9" draw:style-name="gr8" draw:text-style-name="P37" svg:width="5.2606in" svg:height="0.3803in" svg:x="1.6571in" svg:y="8.7335in"><draw:text-box><text:p text:style-name="P36"><text:span text:style-name="T25">Regulated DC Out – DC power exits the power supply to the load</text:span></text:p></draw:text-box></draw:frame><draw:line text:anchor-type="paragraph" draw:z-index="13" draw:name="Shape10" draw:style-name="gr9" draw:text-style-name="P39" svg:x1="0.4673in" svg:y1="0.7437in" svg:x2="0.4673in" svg:y2="1.5146in"><text:p/></draw:line><draw:line text:anchor-type="paragraph" draw:z-index="14" draw:name="Shape10" draw:style-name="gr9" draw:text-style-name="P39" svg:x1="0.4047in" svg:y1="2.2752in" svg:x2="0.4047in" svg:y2="3.0878in"><text:p/></draw:line><draw:line text:anchor-type="paragraph" draw:z-index="15" draw:name="Shape10" draw:style-name="gr9" draw:text-style-name="P39" svg:x1="0.4154in" svg:y1="4.0252in" svg:x2="0.4154in" svg:y2="4.7752in"><text:p/></draw:line><draw:line text:anchor-type="paragraph" draw:z-index="16" draw:name="Shape10" draw:style-name="gr9" draw:text-style-name="P39" svg:x1="0.4256in" svg:y1="5.2138in" svg:x2="0.4256in" svg:y2="5.9846in"><text:p/></draw:line><draw:line text:anchor-type="paragraph" draw:z-index="17" draw:name="Shape10" draw:style-name="gr9" draw:text-style-name="P39" svg:x1="0.8319in" svg:y1="7.4626in" svg:x2="0.3945in" svg:y2="7.4626in"><text:p/></draw:line><draw:line text:anchor-type="paragraph" draw:z-index="18" draw:name="Shape10" draw:style-name="gr9" draw:text-style-name="P39" svg:x1="0.978in" svg:y1="6.428in" svg:x2="0.978in" svg:y2="7.1988in"><text:p/></draw:line><draw:line text:anchor-type="paragraph" draw:z-index="19" draw:name="Shape10" draw:style-name="gr9" draw:text-style-name="P39" svg:x1="0.978in" svg:y1="6.428in" svg:x2="0.8425in" svg:y2="6.428in"><text:p/></draw:line><draw:line text:anchor-type="paragraph" draw:z-index="20" draw:name="Shape10" draw:style-name="gr9" draw:text-style-name="P39" svg:x1="0.4138in" svg:y1="6.8272in" svg:x2="0.3945in" svg:y2="8.5043in"><text:p/></draw:line><draw:custom-shape text:anchor-type="paragraph" draw:z-index="21" draw:name="Shape7" draw:style-name="gr10" svg:width="0.7094in" svg:height="0.6406in" svg:x="0.6236in" svg:y="7.172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Circuit Description:</text:p>
      <text:p text:style-name="P17"><text:span text:style-name="T10"><text:tab/>AC </text:span>Power from the wall enters the supply through the back of the case. <text:span text:style-name="T10">It travels to the primary side of the transformer, where current through the coils builds a magnetic field; this magnetic field alternates as the current does. Through mutual inductance, this alternating magnetic field induces voltage across the coils in the secondary side of the transformer. The magnitude of the induced voltage is proportional to the voltage across the primary coils and the coil ratio of secondary to primary. With this supply 120 Volts AC across the primary is stepped down to about 18 Volts AC across the transformer secondary.</text:span></text:p>
      <text:p text:style-name="P17"><text:tab/><text:span text:style-name="T11">From the secondary side of the transformer, power travels to the AC input of the bridge rectifier. The bridge rectifier is a set of four diodes arranged to maintain consistent polarity across its outputs, even as the input polarity alternates.</text:span></text:p>
      <text:p text:style-name="P17"><text:span text:style-name="T11"><text:tab/>While the polarity of the output voltage is consistent, its magnitude is not. It peaks when the voltage from the transformer secondary is at a (+)/(-) peak, and goes to zero when the voltage from the transformer secondary does. To stabilize the voltage a large 2.2mF capacitor is wired across the rectifier output. As the rectifier output ripples, the capacitor stores charge at peak voltage, and can release it as the voltage drops; in effect stabilizing the voltage near the peak voltage. Resistor ‘R1’ provides the filter capacitor with a low current discharge path, allowing the capacitor to discharge to a safe state when power is disconnected. The resistor is sized for an RC time constant of about three minutes.</text:span></text:p>
      <text:p text:style-name="P17"><text:tab/><text:span text:style-name="T16">While the circuit described thus far is sufficient for light, voltage insensitive loads, heavier or more sensitive loads would find the voltage stability unacceptable. Therefore, a voltage regulator is needed. The voltage regulator used (LM7805) has internal circuitry to feed a precise current through a reverse biased zener diode, producing a precise 5 volt zener voltage across the diode. This voltage is seen across the output and ground legs of the voltage regulator. The capacitor added across those legs filters out high frequency feedback from the internal circuitry.</text:span></text:p>
      <text:p text:style-name="P18"><text:tab/><text:span text:style-name="T17">The voltage regulator only regulates the voltage across its output and ground legs, not between the output leg and circuit ground. Therefore raising the voltage from the ground leg to the circuit ground, the voltage from the regulator’s output leg to circuit ground is equally increased. The regulator also has a steady load state (quiescent) current of about 5mA out of the ground leg, passing that current through a resistor raises the voltage of the ground leg. However, as the load on the output is varied the ground leg current may fluctuate, and with it the </text:span><text:soft-page-break/><text:span text:style-name="T17">regulator’s effective voltage. The resistor ‘R2’ provides a steady 25mA current from the regulator’s output leg to its ground leg; adding to, and washing out fluctuations in, the ground leg current, stabilizing the ground leg voltage. This voltage with the regulator’s voltage added on top is passed to the supply’s output.</text:span></text:p>
      <text:p text:style-name="P18"/>
      <text:p text:style-name="P19">Conclusion:</text:p>
      <text:p text:style-name="P23"><text:tab/>A modification to last quarter’s AC-DC power supply has been designed and implemented. It does <text:span text:style-name="T19">regulate a stable output voltage. It is constructed such that it is unlikely to burn down my cat or electrocute my house. I am confident that it will also meet the final goal of earning a high grade.</text:span></text:p>
      <text:p text:style-name="P23"/>
      <text:p text:style-name="P20"/>
      <text:p text:style-name="P16">Event Log:</text:p>
      <text:p text:style-name="P24"><text:span text:style-name="T14">10JAN – 15JAN2018<text:tab/><text:tab/>Research into LM78xx series regulators and variable regulators.</text:span></text:p>
      <text:p text:style-name="P25"><text:span text:style-name="T13">16JAN2018<text:tab/><text:tab/><text:tab/>Part Ordering</text:span></text:p>
      <text:p text:style-name="P25"><text:span text:style-name="T13">26JAN2018<text:tab/><text:tab/><text:tab/>Circuit assembly</text:span></text:p>
      <text:p text:style-name="P25"><text:span text:style-name="T13">27JAN2018<text:tab/><text:tab/><text:tab/>Part arrangement and case modification</text:span></text:p>
      <text:p text:style-name="P26"><text:span text:style-name="T13">28JAN2018<text:tab/><text:tab/><text:tab/>Final assembly and operation </text:span><text:span text:style-name="T15">testing</text:span></text:p>
      <text:p text:style-name="P26"><text:span text:style-name="T15"/></text:p>
      <text:p text:style-name="P21"><text:span text:style-name="T20">Parts &amp; Cost List:</text:span></text:p>
      <table:table table:name="Table1" table:style-name="Table1">
        <table:table-column table:style-name="Table1.A"/>
        <table:table-column table:style-name="Table1.B"/>
        <table:table-row table:style-name="Table1.1">
          <table:table-cell table:style-name="Table1.A1" office:value-type="string">
            <text:p text:style-name="P30">ABS Project Case</text:p>
          </table:table-cell>
          <table:table-cell table:style-name="Table1.A1" office:value-type="string">
            <text:p text:style-name="P31">$7.51</text:p>
          </table:table-cell>
        </table:table-row>
        <table:table-row table:style-name="Table1.1">
          <table:table-cell table:style-name="Table1.A1" office:value-type="string">
            <text:p text:style-name="P32">NEMA 5-15P IEC C13 Power Cord</text:p>
          </table:table-cell>
          <table:table-cell table:style-name="Table1.A1" office:value-type="string">
            <text:p text:style-name="P33">$6.95</text:p>
          </table:table-cell>
        </table:table-row>
        <table:table-row table:style-name="Table1.1">
          <table:table-cell table:style-name="Table1.A1" office:value-type="string">
            <text:p text:style-name="P30">IEC C14 AC Power Jack</text:p>
          </table:table-cell>
          <table:table-cell table:style-name="Table1.A1" office:value-type="string">
            <text:p text:style-name="P31">$0.86</text:p>
          </table:table-cell>
        </table:table-row>
        <table:table-row table:style-name="Table1.1">
          <table:table-cell table:style-name="Table1.A1" office:value-type="string">
            <text:p text:style-name="P30">16A 125Vac Rocker Switch</text:p>
          </table:table-cell>
          <table:table-cell table:style-name="Table1.A1" office:value-type="string">
            <text:p text:style-name="P31">$0.52</text:p>
          </table:table-cell>
        </table:table-row>
        <table:table-row table:style-name="Table1.1">
          <table:table-cell table:style-name="Table1.A1" office:value-type="string">
            <text:p text:style-name="P30">Fuse &amp; Fuse Holder</text:p>
          </table:table-cell>
          <table:table-cell table:style-name="Table1.A1" office:value-type="string">
            <text:p text:style-name="P31"><text:span text:style-name="T21">$0.36/</text:span>KIT</text:p>
          </table:table-cell>
        </table:table-row>
        <table:table-row table:style-name="Table1.1">
          <table:table-cell table:style-name="Table1.A1" office:value-type="string">
            <text:p text:style-name="P30">110Vac – 12.6Vac Transformer</text:p>
          </table:table-cell>
          <table:table-cell table:style-name="Table1.A1" office:value-type="string">
            <text:p text:style-name="P31">KIT</text:p>
          </table:table-cell>
        </table:table-row>
        <table:table-row table:style-name="Table1.1">
          <table:table-cell table:style-name="Table1.A1" office:value-type="string">
            <text:p text:style-name="P30">BTC Protoboard</text:p>
          </table:table-cell>
          <table:table-cell table:style-name="Table1.A1" office:value-type="string">
            <text:p text:style-name="P31">$7.89</text:p>
          </table:table-cell>
        </table:table-row>
        <table:table-row table:style-name="Table1.1">
          <table:table-cell table:style-name="Table1.A1" office:value-type="string">
            <text:p text:style-name="P32">KBP2005G Bridge Rectifier</text:p>
          </table:table-cell>
          <table:table-cell table:style-name="Table1.A1" office:value-type="string">
            <text:p text:style-name="P33">$0.51</text:p>
          </table:table-cell>
        </table:table-row>
        <table:table-row table:style-name="Table1.1">
          <table:table-cell table:style-name="Table1.A1" office:value-type="string">
            <text:p text:style-name="P32">2.2 mF Capacitor</text:p>
          </table:table-cell>
          <table:table-cell table:style-name="Table1.A1" office:value-type="string">
            <text:p text:style-name="P33">KIT</text:p>
          </table:table-cell>
        </table:table-row>
        <table:table-row table:style-name="Table1.1">
          <table:table-cell table:style-name="Table1.A1" office:value-type="string">
            <text:p text:style-name="P32">82kOhm 1/4W resistor</text:p>
          </table:table-cell>
          <table:table-cell table:style-name="Table1.A1" office:value-type="string">
            <text:p text:style-name="P33">KIT</text:p>
          </table:table-cell>
        </table:table-row>
        <table:table-row table:style-name="Table1.1">
          <table:table-cell table:style-name="Table1.A1" office:value-type="string">
            <text:p text:style-name="P32">LM7805CT Voltage Regulator</text:p>
          </table:table-cell>
          <table:table-cell table:style-name="Table1.A1" office:value-type="string">
            <text:p text:style-name="P33">$0.95</text:p>
          </table:table-cell>
        </table:table-row>
        <table:table-row table:style-name="Table1.1">
          <table:table-cell table:style-name="Table1.A1" office:value-type="string">
            <text:p text:style-name="P32">100nF Capacitor</text:p>
          </table:table-cell>
          <table:table-cell table:style-name="Table1.A1" office:value-type="string">
            <text:p text:style-name="P33">KIT</text:p>
          </table:table-cell>
        </table:table-row>
        <table:table-row table:style-name="Table1.1">
          <table:table-cell table:style-name="Table1.A1" office:value-type="string">
            <text:p text:style-name="P32">200Ohm 1/2W <text:span text:style-name="T21">R</text:span>esistor</text:p>
          </table:table-cell>
          <table:table-cell table:style-name="Table1.A1" office:value-type="string">
            <text:p text:style-name="P33">$0.16</text:p>
          </table:table-cell>
        </table:table-row>
        <table:table-row table:style-name="Table1.1">
          <table:table-cell table:style-name="Table1.A1" office:value-type="string">
            <text:p text:style-name="P34">233Ohm 1/2W Resistor</text:p>
          </table:table-cell>
          <table:table-cell table:style-name="Table1.A1" office:value-type="string">
            <text:p text:style-name="P35">$0.16</text:p>
          </table:table-cell>
        </table:table-row>
        <table:table-row table:style-name="Table1.1">
          <table:table-cell table:style-name="Table1.A1" office:value-type="string">
            <text:p text:style-name="P34">470OHM 1/2W Resistor</text:p>
          </table:table-cell>
          <table:table-cell table:style-name="Table1.A1" office:value-type="string">
            <text:p text:style-name="P35">$0.13</text:p>
          </table:table-cell>
        </table:table-row>
        <table:table-row table:style-name="Table1.1">
          <table:table-cell table:style-name="Table1.A1" office:value-type="string">
            <text:p text:style-name="P34">1kOhm 1/2W Linear Potentiometer</text:p>
          </table:table-cell>
          <table:table-cell table:style-name="Table1.A1" office:value-type="string">
            <text:p text:style-name="P35">$1.94</text:p>
          </table:table-cell>
        </table:table-row>
        <table:table-row table:style-name="Table1.1">
          <table:table-cell table:style-name="Table1.A1" office:value-type="string">
            <text:p text:style-name="P34">SP3T Toggle Switch</text:p>
          </table:table-cell>
          <table:table-cell table:style-name="Table1.A1" office:value-type="string">
            <text:p text:style-name="P35">$6.85</text:p>
          </table:table-cell>
        </table:table-row>
        <table:table-row table:style-name="Table1.1">
          <table:table-cell table:style-name="Table1.A1" office:value-type="string">
            <text:p text:style-name="P34">Red &amp; Black Output Terminals</text:p>
          </table:table-cell>
          <table:table-cell table:style-name="Table1.A1" office:value-type="string">
            <text:p text:style-name="P35">$0.98</text:p>
          </table:table-cell>
        </table:table-row>
        <table:table-row table:style-name="Table1.1">
          <table:table-cell table:style-name="Table1.A1" office:value-type="string">
            <text:p text:style-name="P34">Connector Wires</text:p>
          </table:table-cell>
          <table:table-cell table:style-name="Table1.A1" office:value-type="string">
            <text:p text:style-name="P35">KIT</text:p>
          </table:table-cell>
        </table:table-row>
        <table:table-row table:style-name="Table1.1">
          <table:table-cell table:style-name="Table1.A1" office:value-type="string">
            <text:p text:style-name="P34">TOTAL</text:p>
          </table:table-cell>
          <table:table-cell table:style-name="Table1.A1" office:value-type="string">
            <text:p text:style-name="P35">$35.74</text:p>
          </table:table-cell>
        </table:table-row>
      </table:table>
      <text:p text:style-name="P2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3:10:40.559000000</meta:creation-date>
    <dc:date>2018-01-28T16:40:12.327000000</dc:date>
    <meta:editing-duration>PT6H26M50S</meta:editing-duration>
    <meta:editing-cycles>9</meta:editing-cycles>
    <meta:generator>LibreOffice/5.4.4.2$Windows_X86_64 LibreOffice_project/2524958677847fb3bb44820e40380acbe820f960</meta:generator>
    <meta:document-statistic meta:table-count="1" meta:image-count="0" meta:object-count="0" meta:page-count="5" meta:paragraph-count="76" meta:word-count="806" meta:character-count="4947" meta:non-whitespace-character-count="4142"/>
  </office:meta>
</office:document-meta>
</file>